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165">
            <text:p>165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Paccalet">
            <text:p>Paccalet</text:p>
          </table:table-cell>
          <table:table-cell office:value-type="string" office:value="Florent">
            <text:p>Florent</text:p>
          </table:table-cell>
          <table:table-cell office:value-type="string" office:value="15 rue de christian">
            <text:p>15 rue de christian</text:p>
          </table:table-cell>
          <table:table-cell office:value-type="string" office:value="38410">
            <text:p>38410</text:p>
          </table:table-cell>
          <table:table-cell office:value-type="string" office:value="grenobe city">
            <text:p>grenobe cit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88">
            <text:p>01-01-1988</text:p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500">
            <text:p>15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28.83304816598">
            <text:p>128.83304816598</text:p>
          </table:table-cell>
          <table:table-cell office:value-type="float" office:value="0">
            <text:p>0</text:p>
          </table:table-cell>
          <table:table-cell office:value-type="float" office:value="128.83304816598">
            <text:p>128.83304816598</text:p>
          </table:table-cell>
          <table:table-cell office:value-type="float" office:value="2013">
            <text:p>2013</text:p>
          </table:table-cell>
          <table:table-cell office:value-type="float" office:value="32.21">
            <text:p>32.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8.83304816598">
            <text:p>128.83304816598</text:p>
          </table:table-cell>
          <table:table-cell office:value-type="float" office:value="128.83304816598">
            <text:p>128.8330481659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roupe de Death Métal">
            <text:p>Groupe de Death Métal</text:p>
          </table:table-cell>
        </table:table-row>
        <table:table-row>
          <table:table-cell office:value-type="float" office:value="164">
            <text:p>16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Truc">
            <text:p>Truc</text:p>
          </table:table-cell>
          <table:table-cell office:value-type="string" office:value="Muche">
            <text:p>Muche</text:p>
          </table:table-cell>
          <table:table-cell office:value-type="string" office:value="15 rue de la rue">
            <text:p>15 rue de la rue</text:p>
          </table:table-cell>
          <table:table-cell office:value-type="string" office:value="38410">
            <text:p>38410</text:p>
          </table:table-cell>
          <table:table-cell office:value-type="string" office:value="fez">
            <text:p>fe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01-01-1951">
            <text:p>01-01-1951</text:p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300000000">
            <text:p>300000000</text:p>
          </table:table-cell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74.95169816766">
            <text:p>174.95169816766</text:p>
          </table:table-cell>
          <table:table-cell office:value-type="float" office:value="8.7475849083829">
            <text:p>8.7475849083829</text:p>
          </table:table-cell>
          <table:table-cell office:value-type="float" office:value="166.20411325928">
            <text:p>166.20411325928</text:p>
          </table:table-cell>
          <table:table-cell office:value-type="float" office:value="2013">
            <text:p>2013</text:p>
          </table:table-cell>
          <table:table-cell office:value-type="float" office:value="41.55">
            <text:p>41.55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66.20411325928">
            <text:p>166.20411325928</text:p>
          </table:table-cell>
          <table:table-cell office:value-type="float" office:value="-35.79588674072">
            <text:p>-35.79588674072</text:p>
          </table:table-cell>
          <table:table-cell office:value-type="string" office:value="cazou">
            <text:p>caz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roupe de Death Métal">
            <text:p>Groupe de Death Métal</text:p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3-07-3T14:37:21</meta:creation-date>
    <dc:date>2013-07-3T14:37:21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